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margin-left="0cm" fo:margin-right="0cm" fo:text-indent="0.767cm" style:auto-text-indent="false"/>
    </style:style>
    <style:style style:name="P2" style:family="paragraph" style:parent-style-name="Standard">
      <style:paragraph-properties fo:margin-left="0cm" fo:margin-right="0cm" fo:text-align="center" style:justify-single-word="false" fo:text-indent="0.767cm" style:auto-text-indent="false"/>
      <style:text-properties fo:font-size="24pt" style:font-size-asian="24pt"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演讲稿</text:p>
      <text:p text:style-name="P1">各位老师领导，大家下午好。我是09级通信工程系电信专业的陈祎东。在这为期数月的毕设过程中，我非常享受这个过程，学到了非常有趣的东西。今天，我非常高兴能够和各位老师、领导分享我在这几个月来的一点小小的成果，学到的一些有趣的东西。</text:p>
      <text:p text:style-name="P1">我的课题名称叫《基于STM8单片机的开源学习平台构建》，起因是我一次项目中碰到STM8单片机所经历过的一些迷茫的过程，同时我也希望将在惠普、爱立信实习过程中学习到的一些软件知识与长期接触硬件的同学们进行分享。项目基于Github网站进行开源，一方面是因为自己以后不搞嵌入式，本来不靠这个项目赚钱，另一方面，通过开源，项目的每个受益者同时也是贡献者，希望通过他们的努力，能够不断地使项目更加完善，能够使这个学习平台，成为一个有生命力的平台。</text:p>
      <text:p text:style-name="P1"/>
      <text:p text:style-name="P1">开发套件部分：</text:p>
      <text:p text:style-name="P1"/>
      <text:p text:style-name="P1"/>
      <text:p text:style-name="P1">最后是手册部分，</text:p>
      <text:p text:style-name="P1">word排版一直饱受诟病，专业性和美观程度欠佳。手册编写之初，曾考虑使用latex作为排版格式，但苦于他格式过于复杂。一次偶然的机会，我接触了爱立信高级软件专家larrycai的mkbok项目，他使用markdown格式，并配有学习手册，方便学习者快速学习语法，并且快速构建项目，使用latex语法编辑的模板，在快速编辑的同时保证其专业性。</text:p>
      <text:p text:style-name="P1">在内容编写方面，ST推荐的《例说STM32》有50+W字，马潮老师的《AVR单片机嵌入式系统原理与应用实践》有78+W字。本手册字数统计下来仅3W字，为了实现四两拨千斤的效果，在手册中加入了大量的链接。对于一些具体的，已经有比较成熟解决方案的内容，手册就略过不提，或者只提少数几个点，然后给出一个链接。这样的设计一来补充了手册内容方面的不足，二来整体设计更加轻巧简便，如果因为版本更新等造成的文档内容过时，只需替换一个链接就好了。这样一来，文档的生命周期更长了。</text:p>
      <text:p text:style-name="P1">在此要说一些有趣的事情，在使用mkbok编写手册的同时，碰到了一些写作上的问题，我也向larrycai质询了mkbok，当我向larryc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meta:initial-creator>
    <meta:creation-date>2012-05-16T23:27:29</meta:creation-date>
    <meta:generator>LibreOffice/3.5$Linux_x86 LibreOffice_project/350m1$Build-2</meta:generator>
    <dc:date>2012-05-19T00:21:38</dc:date>
    <dc:creator>Vincent </dc:creator>
    <meta:editing-duration>P1DT3H10M40S</meta:editing-duration>
    <meta:editing-cycles>31</meta:editing-cycles>
    <meta:document-statistic meta:table-count="0" meta:image-count="0" meta:object-count="0" meta:page-count="1" meta:paragraph-count="8" meta:word-count="39" meta:character-count="822" meta:non-whitespace-character-count="870"/>
  </office:meta>
</office:document-meta>
</file>